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0ec69b" officeooo:paragraph-rsid="000ec69b"/>
    </style:style>
    <style:style style:name="P2" style:family="paragraph" style:parent-style-name="Standard">
      <style:text-properties fo:language="cs" fo:country="CZ" officeooo:rsid="00107d84" officeooo:paragraph-rsid="00107d84"/>
    </style:style>
    <style:style style:name="P3" style:family="paragraph" style:parent-style-name="Standard">
      <style:text-properties fo:language="cs" fo:country="CZ" officeooo:rsid="0011629d" officeooo:paragraph-rsid="0011629d"/>
    </style:style>
    <style:style style:name="P4" style:family="paragraph" style:parent-style-name="Standard">
      <style:text-properties fo:language="cs" fo:country="CZ" officeooo:rsid="001295a6" officeooo:paragraph-rsid="001295a6"/>
    </style:style>
    <style:style style:name="P5" style:family="paragraph" style:parent-style-name="Standard">
      <style:text-properties style:text-line-through-style="solid" style:text-line-through-type="single" fo:language="cs" fo:country="CZ" officeooo:rsid="000ec69b" officeooo:paragraph-rsid="000ec69b"/>
    </style:style>
    <style:style style:name="T1" style:family="text">
      <style:text-properties officeooo:rsid="0013545b"/>
    </style:style>
    <style:style style:name="T2" style:family="text">
      <style:text-properties officeooo:rsid="001439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election rule – most out of plaec, <text:span text:style-name="T2">quick and efective</text:span></text:p>
      <text:p text:style-name="P5">Simple function representing total gain from set of exchanges - <text:span text:style-name="T2">scitani</text:span></text:p>
      <text:p text:style-name="P5">Feasibility criterium</text:p>
      <text:p text:style-name="P1">Stopping rule</text:p>
      <text:p text:style-name="P5">Disjoinment of xs and ys</text:p>
      <text:p text:style-name="P1"/>
      <text:p text:style-name="P2">TSP</text:p>
      <text:p text:style-name="P2">S, T, C, f</text:p>
      <text:p text:style-name="P2">basic idea – breaking and adding links sequenttially</text:p>
      <text:p text:style-name="P2">Selection rule – rozdil delek</text:p>
      <text:p text:style-name="P2">Funtion</text:p>
      <text:p text:style-name="P3">Stopping rule</text:p>
      <text:p text:style-name="P4">Backtracking – limited <text:span text:style-name="T1">(3 – cas, 1 – mensi vyskyt glogalniho optima, ale docela dobře delky)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6T16:12:32.566000000</meta:creation-date>
    <dc:date>2024-01-11T19:58:45.491000000</dc:date>
    <meta:editing-duration>PT5H4M59S</meta:editing-duration>
    <meta:editing-cycles>3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12" meta:word-count="61" meta:character-count="389" meta:non-whitespace-character-count="334"/>
  </office:meta>
</office:document-meta>
</file>